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0000001E076007182.png" manifest:media-type="image/png"/>
  <manifest:file-entry manifest:full-path="Pictures/1000020100000280000001E0C6586744.png" manifest:media-type="image/png"/>
  <manifest:file-entry manifest:full-path="Pictures/1000000000000280000001E0C328693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end="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499cm" svg:x1="5.397cm" svg:y1="3.884cm" svg:x2="3.824cm" svg:y2="6.817cm" draw:start-shape="id1" draw:start-glue-point="8" draw:end-shape="id2" draw:end-glue-point="0" svg:d="M5397 3884v1966h-1573v967" svg:viewBox="0 0 1574 2934">
          <text:p/>
        </draw:connector>
        <draw:frame draw:style-name="gr2" draw:text-style-name="P1" xml:id="id2" draw:id="id2" draw:layer="layout" svg:width="3.378cm" svg:height="2.54cm" svg:x="2.135cm" svg:y="6.817cm">
          <draw:image xlink:href="Pictures/1000000000000280000001E0C3286938.png" xlink:type="simple" xlink:show="embed" xlink:actuate="onLoad">
            <text:p/>
          </draw:image>
        </draw:frame>
        <draw:custom-shape draw:style-name="gr3" draw:text-style-name="P1" draw:layer="layout" svg:width="1.268cm" svg:height="1.27cm" draw:transform="rotate (-1.5707963267949) translate (3.884cm 0.1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4.138cm 0.1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4.392cm 0.1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4.644cm 0.1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4.898cm 0.1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5.152cm 0.1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5.406cm 0.1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5.658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5.912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6.166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6.42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6.68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6.934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7.188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7.442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7.696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7.95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8.204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8.458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8.712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8.966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6" draw:id="id6" draw:layer="layout" svg:width="1.268cm" svg:height="1.27cm" draw:transform="rotate (-1.5707963267949) translate (9.22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1.268cm" svg:height="1.27cm" draw:transform="rotate (-1.5707963267949) translate (9.474cm 0.12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69cm" draw:transform="rotate (-1.5707963267949) translate (3.871cm 10.7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69cm" draw:transform="rotate (-1.5707963267949) translate (4.125cm 10.7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69cm" draw:transform="rotate (-1.5707963267949) translate (4.379cm 10.7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69cm" draw:transform="rotate (-1.5707963267949) translate (4.631cm 10.7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4.896cm 10.7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5.15cm 10.7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5.404cm 10.76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5.656cm 10.7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5.91cm 10.7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6.164cm 10.7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6.418cm 10.7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6.68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6.934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7.188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69cm" draw:transform="rotate (-1.5707963267949) translate (7.43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69cm" draw:transform="rotate (-1.5707963267949) translate (7.684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69cm" draw:transform="rotate (-1.5707963267949) translate (7.938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69cm" draw:transform="rotate (-1.5707963267949) translate (8.192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69cm" draw:transform="rotate (-1.5707963267949) translate (8.446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8.711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8.965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268cm" svg:height="1.27cm" draw:transform="rotate (-1.5707963267949) translate (9.219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1.268cm" svg:height="1.27cm" draw:transform="rotate (-1.5707963267949) translate (9.473cm 10.7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8.839cm" svg:y1="10.926cm" svg:x2="5.513cm" svg:y2="8.087cm" draw:start-shape="id3" draw:start-glue-point="9" draw:end-shape="id2" draw:end-glue-point="1" svg:d="M8839 10926v-2839h-3326" svg:viewBox="0 0 3327 2840">
          <text:p/>
        </draw:connector>
        <draw:frame draw:style-name="gr5" draw:text-style-name="P2" draw:layer="layout" svg:width="1.018cm" svg:height="0.729cm" svg:x="0.127cm" svg:y="0.449cm">
          <draw:text-box>
            <text:p><text:span text:style-name="T1">(a)</text:span></text:p>
          </draw:text-box>
        </draw:frame>
        <draw:frame draw:style-name="gr5" draw:text-style-name="P2" draw:layer="layout" svg:width="1.04cm" svg:height="0.729cm" svg:x="0.128cm" svg:y="3.202cm">
          <draw:text-box>
            <text:p><text:span text:style-name="T1">(b)</text:span></text:p>
          </draw:text-box>
        </draw:frame>
        <draw:frame draw:style-name="gr5" draw:text-style-name="P2" draw:layer="layout" svg:width="1.018cm" svg:height="0.729cm" svg:x="0.129cm" svg:y="7.723cm">
          <draw:text-box>
            <text:p><text:span text:style-name="T1">(c)</text:span></text:p>
          </draw:text-box>
        </draw:frame>
        <draw:frame draw:style-name="gr5" draw:text-style-name="P2" draw:layer="layout" svg:width="1.04cm" svg:height="0.729cm" svg:x="0.13cm" svg:y="11.094cm">
          <draw:text-box>
            <text:p><text:span text:style-name="T1">(d)</text:span></text:p>
          </draw:text-box>
        </draw:frame>
        <draw:frame draw:style-name="gr5" draw:text-style-name="P2" draw:layer="layout" svg:width="1.505cm" svg:height="0.729cm" svg:x="1.128cm" svg:y="0.449cm">
          <draw:text-box>
            <text:p><text:span text:style-name="T1">S <text:s text:c="2"/>= </text:span></text:p>
          </draw:text-box>
        </draw:frame>
        <draw:frame draw:style-name="gr2" draw:text-style-name="P1" xml:id="id5" draw:id="id5" draw:layer="layout" svg:width="3.378cm" svg:height="2.54cm" svg:x="6.13cm" svg:y="2.296cm">
          <draw:image xlink:href="Pictures/1000020100000280000001E0C6586744.png" xlink:type="simple" xlink:show="embed" xlink:actuate="onLoad">
            <text:p/>
          </draw:image>
        </draw:frame>
        <draw:frame draw:style-name="gr5" draw:text-style-name="P2" draw:layer="layout" svg:width="2.267cm" svg:height="0.729cm" svg:x="6.866cm" svg:y="4.751cm">
          <draw:text-box>
            <text:p><text:span text:style-name="T1">S(p(k, τ</text:span><text:span text:style-name="T1">))</text:span></text:p>
          </draw:text-box>
        </draw:frame>
        <draw:frame draw:style-name="gr2" draw:text-style-name="P1" xml:id="id8" draw:id="id8" draw:layer="layout" svg:width="3.378cm" svg:height="2.54cm" svg:x="1.313cm" svg:y="2.296cm">
          <draw:image xlink:href="Pictures/1000020100000280000001E076007182.png" xlink:type="simple" xlink:show="embed" xlink:actuate="onLoad">
            <text:p/>
          </draw:image>
        </draw:frame>
        <draw:frame draw:style-name="gr5" draw:text-style-name="P2" draw:layer="layout" svg:width="2.644cm" svg:height="0.729cm" svg:x="1.894cm" svg:y="4.751cm">
          <draw:text-box>
            <text:p><text:span text:style-name="T1">S(p(k-1, τ))</text:span></text:p>
          </draw:text-box>
        </draw:frame>
        <draw:frame draw:style-name="gr5" draw:text-style-name="P2" draw:layer="layout" svg:width="1.692cm" svg:height="0.729cm" svg:x="1.128cm" svg:y="11.094cm">
          <draw:text-box>
            <text:p><text:span text:style-name="T1">DiS = </text:span></text:p>
          </draw:text-box>
        </draw:frame>
        <draw:connector draw:style-name="gr1" draw:text-style-name="P1" draw:layer="layout" svg:x1="8.84cm" svg:y1="1.237cm" svg:x2="7.819cm" svg:y2="2.296cm" draw:start-shape="id4" draw:start-glue-point="6" draw:end-shape="id5" draw:end-glue-point="0" svg:d="M8840 1237v610h-1021v449" svg:viewBox="0 0 1022 1060">
          <text:p/>
        </draw:connector>
        <draw:connector draw:style-name="gr6" draw:text-style-name="P1" xml:id="id7" draw:id="id7" draw:layer="layout" draw:line-skew="0.519cm" svg:x1="7.951cm" svg:y1="0.92cm" svg:x2="7.261cm" svg:y2="1.778cm" draw:start-shape="id6" draw:start-glue-point="4" svg:d="M7951 920h-77v858h-613" svg:viewBox="0 0 691 859">
          <text:p/>
        </draw:connector>
        <draw:connector draw:style-name="gr1" draw:text-style-name="P1" draw:layer="layout" svg:x1="7.261cm" svg:y1="1.778cm" svg:x2="3.002cm" svg:y2="2.296cm" draw:start-shape="id7" draw:start-glue-point="3" draw:end-shape="id8" draw:end-glue-point="0" svg:d="M7261 1778h-4259v518" svg:viewBox="0 0 4260 519">
          <text:p/>
        </draw:connector>
        <draw:custom-shape draw:style-name="gr7" draw:text-style-name="P1" xml:id="id1" draw:id="id1" draw:layer="layout" svg:width="0.635cm" svg:height="0.635cm" svg:x="5.08cm" svg:y="3.249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4.691cm" svg:y1="3.566cm" svg:x2="5.08cm" svg:y2="3.566cm" draw:start-shape="id8" draw:start-glue-point="1" draw:end-shape="id1" draw:end-glue-point="6" svg:d="M4691 3566h389" svg:viewBox="0 0 390 1">
          <text:p/>
        </draw:connector>
        <draw:connector draw:style-name="gr6" draw:text-style-name="P1" draw:layer="layout" svg:x1="6.13cm" svg:y1="3.566cm" svg:x2="5.715cm" svg:y2="3.566cm" draw:start-shape="id5" draw:start-glue-point="3" draw:end-shape="id1" draw:end-glue-point="10" svg:d="M6130 3566h-415" svg:viewBox="0 0 416 1">
          <text:p/>
        </draw:connector>
        <draw:frame draw:style-name="gr5" draw:text-style-name="P2" draw:layer="layout" svg:width="5.26cm" svg:height="0.729cm" svg:x="1.194cm" svg:y="9.452cm">
          <draw:text-box>
            <text:p><text:span text:style-name="T1">| S(p(k-1, τ)) - S(p(k, τ)) 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627cm" fo:page-height="12.1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7-19T21:23:15.412763855</meta:creation-date>
    <dc:date>2015-02-04T17:52:58.902356166</dc:date>
    <meta:editing-duration>PT57M20S</meta:editing-duration>
    <meta:editing-cycles>10</meta:editing-cycles>
    <meta:generator>LibreOffice/4.2.7.2$Linux_x86 LibreOffice_project/420m0$Build-2</meta:generator>
    <dc:creator>helio </dc:creator>
    <meta:document-statistic meta:object-count="66"/>
  </office:meta>
</office:document-meta>
</file>